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95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Déci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ette Barr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nanda Bar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on Barro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remi Burgo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la Castill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ynthia de la Fuent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udina Escalon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anela Fernandez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gnacio Garci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Gatic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andro Moli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udio Parr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talia Retama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lange Romer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enda Sanhuez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fael Sanhuez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blo Torr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ncisco Villega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andro Yévene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bian Yévene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36:48.725126075</meta:creation-date>
    <meta:print-date>2016-04-11T23:37:35.017931215</meta:print-date>
    <dc:date>2016-04-11T23:38:07.449491408</dc:date>
    <meta:editing-duration>PT1M18S</meta:editing-duration>
    <meta:editing-cycles>1</meta:editing-cycles>
    <meta:document-statistic meta:table-count="1" meta:cell-count="46" meta:object-count="0"/>
    <meta:generator>LibreOffice/5.0.3.2$Linux_X86_64 LibreOffice_project/00m0$Build-2</meta:generator>
  </office:meta>
</office:document-meta>
</file>